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igInteger.subtract( java . math . BigInteger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igInteger.BigInteger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igInteger.xor( java . math . BigInteger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igInteger.signu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igInteger.divideAndRemainder( java . math . BigInteger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igInteger.setBit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igInteger.multiply( java . math . BigInteger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igInteger.modInverse( java . math . BigInteger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igInteger.floa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igInteger.neg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igInteger.BigInteger( int var0 , int var1 , java . util . Random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igInteger.double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igInteger.n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igInteger.equals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igInteger.shiftLeft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igInteger.BigInteger( byte [ ]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igInteger.BigInteger( java . lang . String var0 , int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igInteger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igInteger.gcd( java . math . BigInteger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igInteger.pow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igInteger.mod( java . math . BigInteger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igInteger.or( java . math . BigInteger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igInteger.long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igInteger.shiftRight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igInteger.bi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igInteger.testBit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igInteger.add( java . math . BigInteger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igInteger.isProbablePrime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igInteger.in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igInteger.remainder( java . math . BigInteger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igInteger.modPow( java . math . BigInteger var0 , java . math . BigInteger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igInteger.valueOf( lo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igInteger.toByte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igInteger.max( java . math . BigInteger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igInteger.ab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igInteger.BigInteger( int var0 , java . util . Random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igInteger.and( java . math . BigInteger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igInteger.BigInteger( int var0 , byte [ ]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igInteger.toString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igInteger.bit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igInteger.flipBit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igInteger.clearBit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igInteger.min( java . math . BigInteger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igInteger.divide( java . math . BigInteger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igInteger.compareTo( java . math . BigInteger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igInteg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igInteger.getLowestSetB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igInteger.andNot( java . math . BigInteger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igInteger.compareTo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